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imes New Roman" svg:font-family="'Times New Roman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.25in" fo:margin-right="0.25in" fo:margin-top="0.1in" fo:margin-bottom="0.1in" loext:contextual-spacing="false" fo:line-height="100%" fo:text-align="justify" style:justify-single-word="false" fo:text-indent="0in" style:auto-text-indent="false" style:snap-to-layout-grid="false"/>
      <style:text-properties officeooo:rsid="0013bc2f" officeooo:paragraph-rsid="0013bc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the abstract section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imes New Roman" svg:font-family="'Times New Roman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1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.1in" fo:margin-bottom="0.1in" loext:contextual-spacing="false" fo:line-height="100%" fo:text-align="justify" style:justify-single-word="false" fo:text-indent="0in" style:auto-text-indent="false" style:page-number="auto" style:snap-to-layout-gri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1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6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9T11:47:49.216314058</meta:creation-date>
    <dc:title>Default</dc:title>
    <meta:editing-duration>PT4M16S</meta:editing-duration>
    <meta:editing-cycles>3</meta:editing-cycles>
    <meta:generator>LibreOffice/6.4.4.2$MacOSX_X86_64 LibreOffice_project/3d775be2011f3886db32dfd395a6a6d1ca2630ff</meta:generator>
    <meta:initial-creator>Hector Quemada</meta:initial-creator>
    <dc:date>2020-07-09T12:16:40.486553098</dc:date>
    <dc:creator>Hector Quemada</dc:creator>
    <meta:document-statistic meta:table-count="0" meta:image-count="0" meta:object-count="0" meta:page-count="1" meta:paragraph-count="1" meta:word-count="5" meta:character-count="29" meta:non-whitespace-character-count="25"/>
    <meta:template xlink:type="simple" xlink:actuate="onRequest" xlink:title="Default" xlink:href="../../../../../../Library/Application%20Support/LibreOffice/4/user/template/Default.ott" meta:date="2020-07-09T11:47:48.833520438"/>
  </office:meta>
</office:document-meta>
</file>